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008000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cm" svg:stroke-color="#008000" draw:marker-start="Arrow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cm" svg:stroke-color="#008000" draw:marker-start="Arrow" draw:marker-start-width="0.425cm" draw:marker-end="" draw:marker-end-width="0.52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fo:min-height="0.5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5cm" svg:stroke-color="#008000" draw:marker-start="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co1" style:family="table-column">
      <style:table-column-properties style:column-width="1.037cm" style:use-optimal-column-width="false"/>
    </style:style>
    <style:style style:name="co2" style:family="table-column">
      <style:table-column-properties style:column-width="0.783cm" style:use-optimal-column-width="false"/>
    </style:style>
    <style:style style:name="co3" style:family="table-column">
      <style:table-column-properties style:column-width="0.753cm" style:use-optimal-column-width="false"/>
    </style:style>
    <style:style style:name="ro1" style:family="table-row">
      <style:table-row-properties style:row-height="1.504cm"/>
    </style:style>
    <style:style style:name="ro2" style:family="table-row">
      <style:table-row-properties style:row-height="1.503cm"/>
    </style:style>
    <style:style style:name="ce1" style:family="table-cell">
      <style:graphic-properties draw:fill="solid" draw:fill-color="#ffffff" style:repeat="repeat"/>
      <style:paragraph-properties fo:border="0.03pt solid #000000"/>
      <style:text-properties fo:color="#000000"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ce3" style:family="table-cell">
      <style:graphic-properties draw:fill="solid" draw:fill-color="#ffffff" style:repeat="repeat"/>
      <style:paragraph-properties fo:border="0.03pt solid #000000"/>
      <style:text-properties fo:color="#ffffff"/>
    </style:style>
    <style:style style:name="ce4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5" style:family="table-cell">
      <style:graphic-properties draw:fill="solid" draw:fill-color="#ffffff" style:repeat="repeat"/>
      <style:paragraph-properties fo:border="0.03pt solid #000000"/>
      <style:text-properties fo:color="#000000" fo:font-size="12pt" style:font-size-asian="12pt" style:font-size-complex="12pt"/>
    </style:style>
    <style:style style:name="ce6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style:text-position="sub 58%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15.1cm" svg:height="6.014cm" svg:x="1.5cm" svg:y="1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">T</text:span><text:span text:style-name="T2">4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  <table:table-row table:style-name="ro1" table:default-cell-style-name="ce3">
              <table:table-cell table:style-name="ce5">
                <text:p><text:span text:style-name="T1">T</text:span><text:span text:style-name="T2">3</text:span></text:p>
              </table:table-cell>
              <table:table-cell table:style-name="ce2"/>
              <table:table-cell/>
              <table:table-cell table:style-name="ce4"/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 table:style-name="ce4"/>
              <table:table-cell/>
              <table:table-cell table:style-name="ce4"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3">T</text:span><text:span text:style-name="T4">2</text:span></text:p>
              </table:table-cell>
              <table:table-cell table:style-name="ce2"/>
              <table:table-cell table:style-name="ce4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 table:style-name="ce4"/>
              <table:table-cell/>
              <table:table-cell/>
            </table:table-row>
            <table:table-row table:style-name="ro2" table:default-cell-style-name="ce3">
              <table:table-cell table:style-name="ce1">
                <text:p><text:span text:style-name="T3">T</text:span><text:span text:style-name="T4">1</text:span></text:p>
              </table:table-cell>
              <table:table-cell table:style-name="ce6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2.552cm" svg:y1="7.53cm" svg:x2="2.552cm" svg:y2="6.069cm">
          <text:p/>
        </draw:line>
        <draw:line draw:style-name="gr1" draw:text-style-name="P1" draw:layer="layout" svg:x1="2.552cm" svg:y1="6.069cm" svg:x2="2.552cm" svg:y2="4.608cm">
          <text:p/>
        </draw:line>
        <draw:line draw:style-name="gr1" draw:text-style-name="P1" draw:layer="layout" svg:x1="2.552cm" svg:y1="4.608cm" svg:x2="2.552cm" svg:y2="3.147cm">
          <text:p/>
        </draw:line>
        <draw:line draw:style-name="gr1" draw:text-style-name="P1" draw:layer="layout" svg:x1="2.552cm" svg:y1="3.061cm" svg:x2="2.552cm" svg:y2="1.6cm">
          <text:p/>
        </draw:line>
        <draw:line draw:style-name="gr2" draw:text-style-name="P1" draw:layer="layout" svg:x1="5.71cm" svg:y1="7.53cm" svg:x2="5.71cm" svg:y2="6.069cm">
          <text:p/>
        </draw:line>
        <draw:line draw:style-name="gr2" draw:text-style-name="P1" draw:layer="layout" svg:x1="8.779cm" svg:y1="7.53cm" svg:x2="8.779cm" svg:y2="6.069cm">
          <text:p/>
        </draw:line>
        <draw:line draw:style-name="gr2" draw:text-style-name="P1" draw:layer="layout" svg:x1="11.849cm" svg:y1="7.53cm" svg:x2="11.849cm" svg:y2="6.069cm">
          <text:p/>
        </draw:line>
        <draw:line draw:style-name="gr2" draw:text-style-name="P1" draw:layer="layout" svg:x1="15.093cm" svg:y1="7.53cm" svg:x2="15.093cm" svg:y2="6.069cm">
          <text:p/>
        </draw:line>
        <draw:line draw:style-name="gr2" draw:text-style-name="P1" draw:layer="layout" svg:x1="6.411cm" svg:y1="6.069cm" svg:x2="6.411cm" svg:y2="4.608cm">
          <text:p/>
        </draw:line>
        <draw:line draw:style-name="gr2" draw:text-style-name="P1" draw:layer="layout" svg:x1="10.27cm" svg:y1="6.069cm" svg:x2="10.27cm" svg:y2="4.608cm">
          <text:p/>
        </draw:line>
        <draw:line draw:style-name="gr2" draw:text-style-name="P1" draw:layer="layout" svg:x1="14.216cm" svg:y1="6.069cm" svg:x2="14.216cm" svg:y2="4.608cm">
          <text:p/>
        </draw:line>
        <draw:line draw:style-name="gr2" draw:text-style-name="P1" draw:layer="layout" svg:x1="9.568cm" svg:y1="4.608cm" svg:x2="9.568cm" svg:y2="3.147cm">
          <text:p/>
        </draw:line>
        <draw:line draw:style-name="gr2" draw:text-style-name="P1" draw:layer="layout" svg:x1="15.883cm" svg:y1="4.608cm" svg:x2="15.883cm" svg:y2="3.147cm">
          <text:p/>
        </draw:line>
        <draw:line draw:style-name="gr3" draw:text-style-name="P1" draw:layer="layout" svg:x1="16.584cm" svg:y1="3.147cm" svg:x2="16.584cm" svg:y2="1.686cm">
          <text:p/>
        </draw:line>
        <draw:frame draw:style-name="gr4" draw:text-style-name="P2" draw:layer="layout" svg:width="0.701cm" svg:height="0.839cm" svg:x="2.202cm" svg:y="7.873cm">
          <draw:text-box>
            <text:p text:style-name="P2"><text:span text:style-name="T5">0</text:span></text:p>
          </draw:text-box>
        </draw:frame>
        <draw:frame draw:style-name="gr4" draw:text-style-name="P2" draw:layer="layout" svg:width="0.702cm" svg:height="0.839cm" svg:x="6.148cm" svg:y="7.873cm">
          <draw:text-box>
            <text:p text:style-name="P2"><text:span text:style-name="T5">5</text:span></text:p>
          </draw:text-box>
        </draw:frame>
        <draw:frame draw:style-name="gr4" draw:text-style-name="P3" draw:layer="layout" svg:width="1.14cm" svg:height="0.878cm" svg:x="10.007cm" svg:y="7.873cm">
          <draw:text-box>
            <text:p text:style-name="P3"><text:span text:style-name="T3">10</text:span></text:p>
          </draw:text-box>
        </draw:frame>
        <draw:frame draw:style-name="gr4" draw:text-style-name="P3" draw:layer="layout" svg:width="1.141cm" svg:height="0.878cm" svg:x="13.777cm" svg:y="7.873cm">
          <draw:text-box>
            <text:p text:style-name="P3"><text:span text:style-name="T3">15</text:span></text:p>
          </draw:text-box>
        </draw:frame>
        <draw:line draw:style-name="gr3" draw:text-style-name="P1" draw:layer="layout" svg:x1="18cm" svg:y1="3.3cm" svg:x2="18cm" svg:y2="2.1cm">
          <text:p/>
        </draw:line>
        <draw:frame draw:style-name="gr5" draw:text-style-name="P3" draw:layer="layout" svg:width="2.729cm" svg:height="0.878cm" svg:x="18.401cm" svg:y="2.3cm">
          <draw:text-box>
            <text:p text:style-name="P3"><text:span text:style-name="T3">Deadline</text:span></text:p>
          </draw:text-box>
        </draw:frame>
        <draw:line draw:style-name="gr6" draw:text-style-name="P1" draw:layer="layout" svg:x1="18cm" svg:y1="4.909cm" svg:x2="18.017cm" svg:y2="3.9cm">
          <text:p/>
        </draw:line>
        <draw:frame draw:style-name="gr5" draw:text-style-name="P3" draw:layer="layout" svg:width="2.572cm" svg:height="0.878cm" svg:x="18.331cm" svg:y="4.1cm">
          <draw:text-box>
            <text:p text:style-name="P3"><text:span text:style-name="T3">Release</text:span></text:p>
          </draw:text-box>
        </draw:frame>
        <draw:custom-shape draw:style-name="gr7" draw:text-style-name="P1" draw:layer="layout" svg:width="0.8cm" svg:height="0.8cm" svg:x="17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169cm" svg:height="1.505cm" svg:x="18.331cm" svg:y="5.683cm">
          <draw:text-box>
            <text:p text:style-name="P3"><text:span text:style-name="T3">Task </text:span></text:p>
            <text:p text:style-name="P3"><text:span text:style-name="T3">Schedule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17:42:23</meta:creation-date>
    <meta:editing-duration>PT3M14S</meta:editing-duration>
    <meta:editing-cycles>2</meta:editing-cycles>
    <meta:generator>LibreOffice/3.4$Unix LibreOffice_project/340m1$Build-402</meta:generator>
    <meta:initial-creator>Anna Lyons</meta:initial-creator>
    <dc:date>2012-11-29T18:00:46</dc:date>
    <dc:creator>Anna Lyons</dc:creator>
    <meta:document-statistic meta:object-count="25"/>
  </office:meta>
</office:document-meta>
</file>